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start-width="0.06cm" draw:marker-end-width="0.0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352cm" fo:min-width="0.102cm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start-width="0.06cm" draw:marker-end="Arrow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353cm" fo:min-width="0.103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353cm" fo:min-width="0.102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objectwithoutfill">
      <style:graphic-properties draw:stroke="dash" draw:stroke-dash="Ultrafine_20_Dashed" svg:stroke-width="0.02cm" svg:stroke-color="#ff7f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dash" draw:stroke-dash="Ultrafine_20_Dashed"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000000" draw:marker-start-width="0.235cm" draw:marker-end-width="0.235cm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2cm" svg:stroke-color="#000000" draw:marker-start="Arrow" draw:marker-start-width="0.1cm" draw:marker-end="Arrow" draw:marker-end-width="0.1cm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svg:stroke-color="#000000" draw:marker-start-width="0.27cm" draw:marker-end="" draw:marker-end-width="0.37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.75cm" svg:y1="4.179cm" svg:x2="1.76cm" svg:y2="5.279cm">
          <text:p/>
        </draw:line>
        <draw:line draw:style-name="gr1" draw:text-style-name="P1" draw:layer="layout" svg:x1="0.77cm" svg:y1="4.179cm" svg:x2="1.76cm" svg:y2="5.279cm">
          <text:p/>
        </draw:line>
        <draw:custom-shape draw:style-name="gr2" draw:text-style-name="P3" draw:layer="layout" svg:width="0.88cm" svg:height="0.88cm" svg:x="1.32cm" svg:y="4.839cm">
          <text:p text:style-name="P2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1" draw:text-style-name="P1" draw:layer="layout" svg:x1="0.44cm" svg:y1="2.859cm" svg:x2="0.77cm" svg:y2="2.749cm">
            <text:p/>
          </draw:line>
          <draw:line draw:style-name="gr1" draw:text-style-name="P1" draw:layer="layout" svg:x1="0.44cm" svg:y1="2.64cm" svg:x2="0.77cm" svg:y2="2.75cm">
            <text:p/>
          </draw:line>
          <draw:line draw:style-name="gr1" draw:text-style-name="P1" draw:layer="layout" svg:x1="0.44cm" svg:y1="2.859cm" svg:x2="0.77cm" svg:y2="2.969cm">
            <text:p/>
          </draw:line>
          <draw:line draw:style-name="gr1" draw:text-style-name="P1" draw:layer="layout" svg:x1="0.44cm" svg:y1="3.079cm" svg:x2="0.77cm" svg:y2="2.969cm">
            <text:p/>
          </draw:line>
          <draw:line draw:style-name="gr1" draw:text-style-name="P1" draw:layer="layout" svg:x1="0.44cm" svg:y1="2.64cm" svg:x2="0.77cm" svg:y2="2.53cm">
            <text:p/>
          </draw:line>
          <draw:line draw:style-name="gr1" draw:text-style-name="P1" draw:layer="layout" svg:x1="0.44cm" svg:y1="3.079cm" svg:x2="0.77cm" svg:y2="3.189cm">
            <text:p/>
          </draw:line>
          <draw:line draw:style-name="gr3" draw:text-style-name="P1" draw:layer="layout" svg:x1="0.11cm" svg:y1="3.079cm" svg:x2="1.1cm" svg:y2="2.749cm">
            <text:p/>
          </draw:line>
          <draw:line draw:style-name="gr1" draw:text-style-name="P1" draw:layer="layout" svg:x1="0.44cm" svg:y1="3.299cm" svg:x2="0.77cm" svg:y2="3.189cm">
            <text:p/>
          </draw:line>
          <draw:line draw:style-name="gr1" draw:text-style-name="P1" draw:layer="layout" svg:x1="0.44cm" svg:y1="3.299cm" svg:x2="0.77cm" svg:y2="3.189cm">
            <text:p/>
          </draw:line>
          <draw:line draw:style-name="gr1" draw:text-style-name="P1" draw:layer="layout" svg:x1="0.44cm" svg:y1="3.299cm" svg:x2="0.77cm" svg:y2="3.409cm">
            <text:p/>
          </draw:line>
          <draw:custom-shape draw:style-name="gr4" draw:text-style-name="P3" draw:layer="layout" svg:width="0.879cm" svg:height="0.879cm" svg:x="0.331cm" svg:y="3.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0.77cm" svg:y1="3.739cm" svg:x2="0.77cm" svg:y2="3.409cm">
            <text:p/>
          </draw:line>
          <draw:g>
            <svg:title>TexMaths</svg:title>
            <svg:desc>14§display§I_1§svg§600§TRUE§</svg:desc>
            <draw:polygon draw:style-name="gr5" draw:text-style-name="P4" draw:layer="layout" svg:width="0.452cm" svg:height="0.451cm" svg:x="0.55cm" svg:y="3.947cm" svg:viewBox="0 0 453 452" draw:points="227,452 0,452 0,0 453,0 453,452">
              <text:p/>
            </draw:polygon>
            <draw:path draw:style-name="gr6" draw:text-style-name="P5" draw:layer="layout" svg:width="0.25cm" svg:height="0.371cm" svg:x="0.569cm" svg:y="3.946cm" svg:viewBox="0 0 251 372" svg:d="M185 42c4-20 6-24 49-24 13 0 17 0 17-11 0-7-5-7-7-7-16 0-57 1-71 1-18 0-58-1-73-1-4 0-11 0-11 11 0 7 4 7 14 7 23 0 39 0 39 9 0 3 0 4-1 9l-75 294c-4 20-6 24-48 24-14 0-18 0-18 11 0 7 7 7 9 7 14 0 55-1 70-1 17 0 56 1 74 1 3 0 10 0 10-10 0-8-5-8-17-8-10 0-12 0-23 0-11-1-13-3-13-10 0-4 1-9 2-12z">
              <text:p/>
            </draw:path>
            <draw:path draw:style-name="gr6" draw:text-style-name="P5" draw:layer="layout" svg:width="0.139cm" svg:height="0.252cm" svg:x="0.828cm" svg:y="4.146cm" svg:viewBox="0 0 140 253" svg:d="M86 11c0-11 0-11-11-11-24 23-59 24-75 24v14c9 0 34 0 55-11v195c0 12 0 18-37 18h-16v13c8 0 54-1 68-1 12 0 61 1 70 1v-13h-16c-38 0-38-6-38-18z">
              <text:p/>
            </draw:path>
          </draw:g>
          <draw:line draw:style-name="gr1" draw:text-style-name="P1" draw:layer="layout" svg:x1="0.77cm" svg:y1="1.98cm" svg:x2="0.77cm" svg:y2="2.53cm">
            <text:p/>
          </draw:line>
          <draw:path draw:style-name="gr7" draw:text-style-name="P1" draw:layer="layout" svg:width="0.64cm" svg:height="0.429cm" draw:transform="skewX (0.257785130519562) rotate (-0.518362787842317) translate (0.641807307245318cm 1.55196317442466cm)" svg:viewBox="0 0 641 430" svg:d="M0 430c500 0 641-430 641-430">
            <text:p/>
          </draw:path>
        </draw:g>
        <draw:g>
          <draw:line draw:style-name="gr1" draw:text-style-name="P1" draw:layer="layout" svg:x1="2.31cm" svg:y1="2.859cm" svg:x2="2.64cm" svg:y2="2.749cm">
            <text:p/>
          </draw:line>
          <draw:line draw:style-name="gr1" draw:text-style-name="P1" draw:layer="layout" svg:x1="2.31cm" svg:y1="2.64cm" svg:x2="2.64cm" svg:y2="2.75cm">
            <text:p/>
          </draw:line>
          <draw:line draw:style-name="gr1" draw:text-style-name="P1" draw:layer="layout" svg:x1="2.31cm" svg:y1="2.859cm" svg:x2="2.64cm" svg:y2="2.969cm">
            <text:p/>
          </draw:line>
          <draw:line draw:style-name="gr1" draw:text-style-name="P1" draw:layer="layout" svg:x1="2.31cm" svg:y1="3.079cm" svg:x2="2.64cm" svg:y2="2.969cm">
            <text:p/>
          </draw:line>
          <draw:line draw:style-name="gr1" draw:text-style-name="P1" draw:layer="layout" svg:x1="2.31cm" svg:y1="2.64cm" svg:x2="2.64cm" svg:y2="2.53cm">
            <text:p/>
          </draw:line>
          <draw:line draw:style-name="gr1" draw:text-style-name="P1" draw:layer="layout" svg:x1="2.31cm" svg:y1="3.079cm" svg:x2="2.64cm" svg:y2="3.189cm">
            <text:p/>
          </draw:line>
          <draw:line draw:style-name="gr3" draw:text-style-name="P1" draw:layer="layout" svg:x1="1.98cm" svg:y1="3.079cm" svg:x2="2.97cm" svg:y2="2.749cm">
            <text:p/>
          </draw:line>
          <draw:line draw:style-name="gr1" draw:text-style-name="P1" draw:layer="layout" svg:x1="2.31cm" svg:y1="3.299cm" svg:x2="2.64cm" svg:y2="3.189cm">
            <text:p/>
          </draw:line>
          <draw:line draw:style-name="gr1" draw:text-style-name="P1" draw:layer="layout" svg:x1="2.31cm" svg:y1="3.299cm" svg:x2="2.64cm" svg:y2="3.189cm">
            <text:p/>
          </draw:line>
          <draw:line draw:style-name="gr1" draw:text-style-name="P1" draw:layer="layout" svg:x1="2.31cm" svg:y1="3.299cm" svg:x2="2.64cm" svg:y2="3.409cm">
            <text:p/>
          </draw:line>
          <draw:custom-shape draw:style-name="gr8" draw:text-style-name="P3" draw:layer="layout" svg:width="0.878cm" svg:height="0.879cm" svg:x="2.201cm" svg:y="3.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2.64cm" svg:y1="3.739cm" svg:x2="2.64cm" svg:y2="3.409cm">
            <text:p/>
          </draw:line>
          <draw:g>
            <svg:title>TexMaths</svg:title>
            <svg:desc>14§display§I_{n}§svg§600§TRUE§</svg:desc>
            <draw:polygon draw:style-name="gr5" draw:text-style-name="P4" draw:layer="layout" svg:width="0.504cm" svg:height="0.45cm" svg:x="2.42cm" svg:y="3.945cm" svg:viewBox="0 0 505 451" draw:points="253,451 0,451 0,0 505,0 505,451">
              <text:p/>
            </draw:polygon>
            <draw:path draw:style-name="gr6" draw:text-style-name="P5" draw:layer="layout" svg:width="0.25cm" svg:height="0.37cm" svg:x="2.438cm" svg:y="3.944cm" svg:viewBox="0 0 251 371" svg:d="M185 42c4-20 6-24 49-24 13 0 17 0 17-11 0-7-5-7-7-7-16 0-57 1-71 1-18 0-58-1-73-1-4 0-11 0-11 11 0 7 4 7 14 7 23 0 39 0 39 9 0 3 0 4-1 8l-75 294c-4 20-6 24-48 24-14 0-18 0-18 11 0 7 7 7 9 7 14 0 55-1 70-1 17 0 56 1 74 1 3 0 10 0 10-10 0-8-5-8-17-8-10 0-12 0-23 0-11-1-13-3-13-10 0-4 1-9 2-12z">
              <text:p/>
            </draw:path>
            <draw:path draw:style-name="gr6" draw:text-style-name="P5" draw:layer="layout" svg:width="0.232cm" svg:height="0.172cm" svg:x="2.675cm" svg:y="4.227cm" svg:viewBox="0 0 233 173" svg:d="M29 144c-2 4-5 14-5 15 0 9 8 14 14 14s13-6 15-9c1-5 5-17 6-23 3-8 6-26 9-35 2-9 5-17 6-26 5-16 5-18 16-35 11-14 28-34 57-34 22 0 22 19 22 26 0 23-15 65-22 81-4 11-5 15-5 21 0 19 16 34 35 34 39 0 56-53 56-60 0-5-5-5-6-5-5 0-7 3-8 7-9 30-24 47-41 47-6 0-9-6-9-15 0-8 3-13 9-30 5-13 20-52 20-74 0-36-30-43-50-43-31 0-52 20-63 34-4-25-26-34-41-34-17 0-25 12-31 21-9 13-13 35-13 37 0 5 4 5 7 5 5 0 5-1 7-11 7-22 15-41 29-41 10 0 12 8 12 19 0 7-3 21-6 32-2 9-6 25-8 33z">
              <text:p/>
            </draw:path>
          </draw:g>
          <draw:line draw:style-name="gr1" draw:text-style-name="P1" draw:layer="layout" svg:x1="2.64cm" svg:y1="1.98cm" svg:x2="2.64cm" svg:y2="2.53cm">
            <text:p/>
          </draw:line>
          <draw:path draw:style-name="gr7" draw:text-style-name="P1" draw:layer="layout" svg:width="0.637cm" svg:height="0.429cm" draw:transform="skewX (0.266337243854335) rotate (-0.518362787842317) translate (2.51488749641389cm 1.55391757065626cm)" svg:viewBox="0 0 638 430" svg:d="M0 430c500 0 638-430 638-430">
            <text:p/>
          </draw:path>
        </draw:g>
        <draw:g>
          <svg:title>TexMaths</svg:title>
          <svg:desc>14§display§\ldots§svg§600§FALSE§</svg:desc>
          <draw:polygon draw:style-name="gr9" draw:text-style-name="P6" draw:layer="layout" svg:width="0.63cm" svg:height="0.056cm" svg:x="1.467cm" svg:y="3.818cm" svg:viewBox="0 0 631 57" draw:points="316,57 0,57 0,0 631,0 631,57">
            <text:p/>
          </draw:polygon>
          <draw:path draw:style-name="gr6" draw:text-style-name="P5" draw:layer="layout" svg:width="0.058cm" svg:height="0.057cm" svg:x="1.514cm" svg:y="3.818cm" svg:viewBox="0 0 59 58" svg:d="M59 30c0-17-14-30-29-30-17 0-30 13-30 30 0 15 13 28 30 28 15 0 29-13 29-28z">
            <text:p/>
          </draw:path>
          <draw:path draw:style-name="gr6" draw:text-style-name="P5" draw:layer="layout" svg:width="0.058cm" svg:height="0.057cm" svg:x="1.754cm" svg:y="3.818cm" svg:viewBox="0 0 59 58" svg:d="M59 30c0-17-14-30-29-30-17 0-30 13-30 30 0 15 13 28 30 28 15 0 29-13 29-28z">
            <text:p/>
          </draw:path>
          <draw:path draw:style-name="gr6" draw:text-style-name="P5" draw:layer="layout" svg:width="0.058cm" svg:height="0.057cm" svg:x="1.994cm" svg:y="3.818cm" svg:viewBox="0 0 59 58" svg:d="M59 30c0-17-14-30-29-30-17 0-30 13-30 30 0 15 13 28 30 28 15 0 29-13 29-28z">
            <text:p/>
          </draw:path>
        </draw:g>
        <draw:line draw:style-name="gr10" draw:text-style-name="P1" draw:layer="layout" svg:x1="0.77cm" svg:y1="1.98cm" svg:x2="3.519cm" svg:y2="0cm">
          <text:p/>
        </draw:line>
        <draw:line draw:style-name="gr10" draw:text-style-name="P1" draw:layer="layout" svg:x1="2.64cm" svg:y1="1.98cm" svg:x2="5.389cm" svg:y2="0cm">
          <text:p/>
        </draw:line>
        <draw:line draw:style-name="gr10" draw:text-style-name="P1" draw:layer="layout" svg:x1="1.76cm" svg:y1="1.98cm" svg:x2="4.509cm" svg:y2="0cm">
          <text:p/>
        </draw:line>
        <draw:line draw:style-name="gr11" draw:text-style-name="P1" draw:layer="layout" svg:x1="0cm" svg:y1="1.98cm" svg:x2="4.949cm" svg:y2="1.98cm">
          <text:p/>
        </draw:line>
        <draw:g>
          <svg:title>TexMaths</svg:title>
          <svg:desc>14§display§\theta§svg§600§TRUE§</svg:desc>
          <draw:polygon draw:style-name="gr5" draw:text-style-name="P4" draw:layer="layout" svg:width="0.268cm" svg:height="0.375cm" svg:x="3.69cm" svg:y="1.437cm" svg:viewBox="0 0 269 376" draw:points="134,376 0,376 0,0 269,0 269,376">
            <text:p/>
          </draw:polygon>
          <draw:path draw:style-name="gr6" draw:text-style-name="P5" draw:layer="layout" svg:width="0.223cm" svg:height="0.388cm" svg:x="3.712cm" svg:y="1.43cm" svg:viewBox="0 0 224 389" svg:d="M224 111c0-36-10-111-66-111-74 0-158 153-158 277 0 52 16 112 65 112 77 0 159-156 159-278zM58 186c8-34 19-79 42-117 14-27 34-57 58-57 28 0 30 35 30 66 0 26-3 54-16 108zM166 203c-7 25-18 72-38 110-18 37-39 64-63 64-18 0-30-16-30-67 0-22 5-54 18-107z">
            <text:p/>
          </draw:path>
        </draw:g>
        <draw:ellipse draw:style-name="gr12" draw:text-style-name="P2" draw:layer="layout" svg:width="2.166cm" svg:height="1.481cm" svg:x="1.444cm" svg:y="1.239cm" draw:kind="arc" draw:start-angle="0" draw:end-angle="41.92">
          <text:p/>
        </draw:ellipse>
        <draw:line draw:style-name="gr13" draw:text-style-name="P2" draw:layer="layout" svg:x1="0.77cm" svg:y1="1.76cm" svg:x2="1.76cm" svg:y2="1.76cm">
          <text:p/>
        </draw:line>
        <draw:g>
          <svg:title>TexMaths</svg:title>
          <svg:desc>12§display§d§svg§600§FALSE§</svg:desc>
          <draw:polygon draw:style-name="gr9" draw:text-style-name="P6" draw:layer="layout" svg:width="0.241cm" svg:height="0.321cm" svg:x="1.205cm" svg:y="1.384cm" svg:viewBox="0 0 242 322" draw:points="121,322 0,322 0,0 242,0 242,322">
            <text:p/>
          </draw:polygon>
          <draw:path draw:style-name="gr6" draw:text-style-name="P5" draw:layer="layout" svg:width="0.221cm" svg:height="0.328cm" svg:x="1.224cm" svg:y="1.382cm" svg:viewBox="0 0 222 329" svg:d="M222 5c0-1 0-5-6-5-7 0-51 4-60 5-3 0-6 3-6 8 0 7 4 7 12 7 22 0 23 3 23 7l-2 10-28 110c-8-17-22-29-43-29-54 0-112 68-112 136 0 44 25 75 63 75 8 0 32-2 59-35 4 19 21 35 43 35 16 0 27-11 35-27 7-15 13-44 13-45 0-5-4-5-5-5-6 0-6 2-7 9-7 29-16 57-35 57-13 0-14-11-14-21 0-11 1-14 3-22zM124 267c-2 9-2 10-9 19-20 25-39 32-51 32-23 0-31-25-31-43 0-23 14-81 26-102 14-28 36-45 54-45 31 0 37 38 37 41s-2 6-3 8z">
            <text:p/>
          </draw:path>
        </draw:g>
        <draw:g>
          <svg:title>TexMaths</svg:title>
          <svg:desc>14§display§\xi_1§svg§600§FALSE§</svg:desc>
          <draw:polygon draw:style-name="gr9" draw:text-style-name="P6" draw:layer="layout" svg:width="0.452cm" svg:height="0.48cm" svg:x="2.327cm" svg:y="0.322cm" svg:viewBox="0 0 453 481" draw:points="225,481 0,481 0,0 453,0 453,481">
            <text:p/>
          </draw:polygon>
          <draw:path draw:style-name="gr6" draw:text-style-name="P5" draw:layer="layout" svg:width="0.23cm" svg:height="0.488cm" svg:x="2.339cm" svg:y="0.32cm" svg:viewBox="0 0 231 489" svg:d="M71 212c-59 40-71 90-71 110 0 26 14 42 16 43 17 19 22 20 63 35l65 26c9 3 20 6 20 23 0 12-10 29-27 29-24 0-42-13-48-18-2-1-4-2-5-2-5 0-6 3-6 5 0 7 30 26 59 26 35 0 57-30 57-58 0-25-20-35-26-37-7-4-26-10-34-13-11-5-22-8-33-13l-32-13c-25-10-40-26-40-48s20-71 66-93c19 8 36 8 48 8 16 0 51 0 51-17 0-14-24-15-44-15-10 0-27 0-48 6-13-13-15-32-15-42 0-31 20-72 60-92 10 12 22 12 36 12 13 0 48 0 48-17 0-14-25-15-46-15-7 0-20 0-34 3-1-4-3-8-3-18 0-7 3-18 3-19 0-6-3-8-7-8-10 0-10 24-10 27 0 10 5 18 5 21-59 16-96 60-96 102 0 19 10 42 36 57zM159 57c9-3 21-3 28-3 18 0 19 0 29 4-4 1-10 4-33 4-10 0-18 0-24-5zM118 205c12-3 24-3 30-3 20 0 21 0 31 3-4 2-10 5-35 5-12 0-16 0-26-5z">
            <text:p/>
          </draw:path>
          <draw:path draw:style-name="gr6" draw:text-style-name="P5" draw:layer="layout" svg:width="0.139cm" svg:height="0.252cm" svg:x="2.605cm" svg:y="0.527cm" svg:viewBox="0 0 140 253" svg:d="M87 11c0-11-2-11-12-11-24 23-59 24-75 24v14c9 0 34 0 56-11v195c0 12 0 17-38 17h-16v14c8 0 55-1 68-1 12 0 61 1 70 1v-14h-16c-37 0-37-5-37-17z">
            <text:p/>
          </draw:path>
        </draw:g>
        <draw:g>
          <svg:title>TexMaths</svg:title>
          <svg:desc>14§display§\xi_n§svg§600§FALSE§</svg:desc>
          <draw:polygon draw:style-name="gr9" draw:text-style-name="P6" draw:layer="layout" svg:width="0.503cm" svg:height="0.48cm" svg:x="4.305cm" svg:y="0.326cm" svg:viewBox="0 0 504 481" draw:points="251,481 0,481 0,0 504,0 504,481">
            <text:p/>
          </draw:polygon>
          <draw:path draw:style-name="gr6" draw:text-style-name="P5" draw:layer="layout" svg:width="0.229cm" svg:height="0.488cm" svg:x="4.317cm" svg:y="0.323cm" svg:viewBox="0 0 230 489" svg:d="M71 212c-59 40-71 90-71 110 0 26 14 42 16 43 17 19 22 20 63 35l65 26c9 3 20 6 20 23 0 12-10 29-28 29-23 0-41-13-47-18-3-1-4-2-5-2-5 0-6 3-6 5 0 7 29 26 58 26 36 0 58-30 58-58 0-25-20-35-27-37-6-4-25-10-33-13-11-5-22-8-33-13l-32-13c-25-10-40-26-40-48s20-71 66-93c19 8 36 8 48 8 15 0 51 0 51-17 0-14-24-15-46-15-8 0-25 0-46 6-13-13-16-32-16-42 0-31 20-72 60-92 10 12 22 12 37 12 13 0 47 0 47-17 0-14-24-15-45-15-8 0-20 0-34 3-3-4-4-8-4-18 0-7 4-18 4-19 0-6-4-8-7-8-10 0-10 24-10 27 0 10 3 18 3 21-57 16-94 60-94 102 0 19 10 42 36 57zM158 57c9-3 21-3 28-3 19 0 20 0 30 4-4 1-10 4-33 4-10 0-18 0-25-5zM117 205c13-3 25-3 30-3 20 0 21 0 31 3-3 2-10 5-34 5-12 0-18 0-27-5z">
            <text:p/>
          </draw:path>
          <draw:path draw:style-name="gr6" draw:text-style-name="P5" draw:layer="layout" svg:width="0.232cm" svg:height="0.172cm" svg:x="4.559cm" svg:y="0.615cm" svg:viewBox="0 0 233 173" svg:d="M29 144c-2 6-5 15-5 17 0 8 8 12 14 12s13-6 15-9c1-3 5-16 6-23 3-8 6-26 9-35 2-8 5-17 6-26 5-16 5-18 16-35 11-14 29-34 57-34 23 0 23 19 23 26 0 23-16 65-23 82-4 11-5 14-5 21 0 19 16 33 35 33 39 0 56-53 56-60 0-4-5-4-6-4-5 0-7 2-8 6-9 30-24 47-41 47-6 0-8-6-8-14s2-14 8-31c5-13 20-52 20-74 0-36-30-43-50-43-31 0-52 20-63 34-4-25-26-34-41-34-17 0-25 12-31 21-9 13-13 36-13 37 0 5 4 5 7 5 5 0 5-1 7-11 7-22 15-41 29-41 10 0 12 8 12 19 0 7-3 21-6 32-2 9-6 26-8 33z">
            <text:p/>
          </draw:path>
        </draw:g>
        <draw:g>
          <svg:title>TexMaths</svg:title>
          <svg:desc>14§display§\ldots
§svg§600§TRUE§</svg:desc>
          <draw:polygon draw:style-name="gr5" draw:text-style-name="P4" draw:layer="layout" svg:width="0.63cm" svg:height="0.056cm" svg:x="3.299cm" svg:y="0.712cm" svg:viewBox="0 0 631 57" draw:points="316,57 0,57 0,0 631,0 631,57">
            <text:p/>
          </draw:polygon>
          <draw:path draw:style-name="gr6" draw:text-style-name="P5" draw:layer="layout" svg:width="0.058cm" svg:height="0.057cm" svg:x="3.347cm" svg:y="0.712cm" svg:viewBox="0 0 59 58" svg:d="M59 30c0-17-14-30-29-30-17 0-30 13-30 30 0 15 13 28 30 28 15 0 29-13 29-28z">
            <text:p/>
          </draw:path>
          <draw:path draw:style-name="gr6" draw:text-style-name="P5" draw:layer="layout" svg:width="0.058cm" svg:height="0.057cm" svg:x="3.586cm" svg:y="0.712cm" svg:viewBox="0 0 59 58" svg:d="M59 30c0-17-14-30-29-30-17 0-30 13-30 30 0 15 13 28 30 28 15 0 29-13 29-28z">
            <text:p/>
          </draw:path>
          <draw:path draw:style-name="gr6" draw:text-style-name="P5" draw:layer="layout" svg:width="0.058cm" svg:height="0.057cm" svg:x="3.826cm" svg:y="0.712cm" svg:viewBox="0 0 59 58" svg:d="M59 30c0-17-14-30-29-30-17 0-30 13-30 30 0 15 13 28 30 28 15 0 29-13 29-28z">
            <text:p/>
          </draw:path>
        </draw:g>
        <draw:line draw:style-name="gr14" draw:text-style-name="P1" draw:layer="layout" svg:x1="2.2cm" svg:y1="5.279cm" svg:x2="3.3cm" svg:y2="5.279cm">
          <text:p/>
        </draw:line>
        <draw:g>
          <svg:title>TexMaths</svg:title>
          <svg:desc>14§display§receiver§svg§600§FALSE§</svg:desc>
          <draw:polygon draw:style-name="gr9" draw:text-style-name="P6" draw:layer="layout" svg:width="1.97cm" svg:height="0.356cm" svg:x="3.429cm" svg:y="5.061cm" svg:viewBox="0 0 1971 357" draw:points="985,357 0,357 0,0 1971,0 1971,357">
            <text:p/>
          </draw:polygon>
          <draw:path draw:style-name="gr6" draw:text-style-name="P5" draw:layer="layout" svg:width="0.221cm" svg:height="0.245cm" svg:x="3.446cm" svg:y="5.178cm" svg:viewBox="0 0 222 246" svg:d="M32 209c-1 8-5 21-5 23 0 10 7 14 16 14 6 0 16-4 20-14 1-2 19-77 22-87 4-17 14-56 17-71 2-6 18-32 31-44 3-4 20-18 43-18 15 0 22 7 23 7-16 2-27 15-27 29 0 9 5 20 20 20 14 0 30-13 30-32 0-20-17-36-46-36-35 0-59 27-69 42-5-24-25-42-50-42s-35 21-39 31c-10 18-18 51-18 53 0 5 4 5 7 5 5 0 5 0 9-12 8-39 19-65 39-65 10 0 18 4 18 25 0 11-3 17-9 45z">
            <text:p/>
          </draw:path>
          <draw:path draw:style-name="gr6" draw:text-style-name="P5" draw:layer="layout" svg:width="0.208cm" svg:height="0.245cm" svg:x="3.713cm" svg:y="5.178cm" svg:viewBox="0 0 209 246" svg:d="M76 114c16 0 57-1 85-12 37-15 40-48 40-55 0-25-21-47-58-47-61 0-143 53-143 148 0 55 32 98 85 98 79 0 124-57 124-63 0-4-3-8-7-8-3 0-4 1-6 6-43 53-103 53-110 53-42 0-46-45-46-62 0-7 0-24 8-58zM52 102c21-82 76-90 91-90 25 0 40 17 40 35 0 55-87 55-109 55z">
            <text:p/>
          </draw:path>
          <draw:path draw:style-name="gr6" draw:text-style-name="P5" draw:layer="layout" svg:width="0.211cm" svg:height="0.245cm" svg:x="3.96cm" svg:y="5.178cm" svg:viewBox="0 0 212 246" svg:d="M194 33c-9 0-17 0-26 9-7 7-10 17-10 21 0 12 10 18 22 18 16 0 31-12 31-34 0-27-26-47-66-47-72 0-145 78-145 154 0 49 32 92 89 92 77 0 123-57 123-63 0-4-4-8-6-8-4 0-4 1-8 6-43 53-102 53-109 53-34 0-48-25-48-59 0-22 11-75 29-108 16-31 47-55 76-55 19 0 40 7 48 21z">
            <text:p/>
          </draw:path>
          <draw:path draw:style-name="gr6" draw:text-style-name="P5" draw:layer="layout" svg:width="0.208cm" svg:height="0.245cm" svg:x="4.197cm" svg:y="5.178cm" svg:viewBox="0 0 209 246" svg:d="M76 114c16 0 57-1 85-12 37-15 40-48 40-55 0-25-21-47-58-47-61 0-143 53-143 148 0 55 32 98 85 98 79 0 124-57 124-63 0-4-3-8-7-8-3 0-4 1-6 6-43 53-103 53-110 53-42 0-46-45-46-62 0-7 0-24 8-58zM52 102c21-82 76-90 91-90 25 0 40 17 40 35 0 55-87 55-109 55z">
            <text:p/>
          </draw:path>
          <draw:path draw:style-name="gr6" draw:text-style-name="P5" draw:layer="layout" svg:width="0.143cm" svg:height="0.364cm" svg:x="4.438cm" svg:y="5.059cm" svg:viewBox="0 0 144 365" svg:d="M140 20c0-11-8-20-20-20-16 0-30 13-30 29 0 11 7 19 21 19 12 0 29-12 29-28zM97 224c7-15 7-17 13-32 4-11 7-18 7-28 0-24-17-44-46-44-50 0-71 77-71 82 0 7 4 7 7 7 5 0 5-2 7-10 16-53 38-68 56-68 5 0 14 0 14 17 0 13-4 24-6 28-4 15-29 78-37 101-7 14-12 33-12 44 0 25 18 44 44 44 51 0 71-79 71-83 0-6-4-6-7-6-5 0-5 1-7 10-10 35-29 68-56 68-10 0-14-6-14-19s4-20 16-53z">
            <text:p/>
          </draw:path>
          <draw:path draw:style-name="gr6" draw:text-style-name="P5" draw:layer="layout" svg:width="0.238cm" svg:height="0.245cm" svg:x="4.624cm" svg:y="5.178cm" svg:viewBox="0 0 239 246" svg:d="M239 38c0-29-15-38-25-38-13 0-26 13-26 26 0 7 3 11 9 16 11 11 19 26 19 46 0 22-33 146-97 146-28 0-40-18-40-47 0-31 13-69 31-116 3-8 7-16 7-27 0-24-18-44-46-44-50 0-71 79-71 84s4 5 7 5c5 0 5 0 7-10 17-55 40-67 56-67 5 0 14 0 14 18 0 13-5 28-9 38-24 63-32 87-32 111 0 59 48 67 74 67 91 0 122-179 122-208z">
            <text:p/>
          </draw:path>
          <draw:path draw:style-name="gr6" draw:text-style-name="P5" draw:layer="layout" svg:width="0.208cm" svg:height="0.245cm" svg:x="4.915cm" svg:y="5.178cm" svg:viewBox="0 0 209 246" svg:d="M76 114c16 0 57-1 85-12 37-15 40-48 40-55 0-25-21-47-58-47-61 0-143 53-143 148 0 55 32 98 85 98 79 0 124-57 124-63 0-4-3-8-7-8-3 0-4 1-6 6-43 53-103 53-110 53-42 0-46-45-46-62 0-7 0-24 8-58zM52 102c21-82 76-90 91-90 25 0 40 17 40 35 0 55-87 55-109 55z">
            <text:p/>
          </draw:path>
          <draw:path draw:style-name="gr6" draw:text-style-name="P5" draw:layer="layout" svg:width="0.221cm" svg:height="0.245cm" svg:x="5.156cm" svg:y="5.178cm" svg:viewBox="0 0 222 246" svg:d="M32 209c-1 8-5 21-5 23 0 10 7 14 16 14 6 0 16-4 20-14 1-2 19-77 22-87 4-17 14-56 17-71 2-6 18-32 31-44 3-4 20-18 43-18 15 0 22 7 23 7-16 2-27 15-27 29 0 9 5 20 20 20 14 0 30-13 30-32 0-20-17-36-46-36-35 0-59 27-69 42-5-24-25-42-50-42s-35 21-39 31c-10 18-18 51-18 53 0 5 4 5 7 5 5 0 5 0 9-12 8-39 19-65 39-65 10 0 18 4 18 25 0 11-3 17-9 4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4T09:59:03.175283107</dc:date>
    <meta:editing-duration>PT51M6S</meta:editing-duration>
    <meta:editing-cycles>15</meta:editing-cycles>
    <meta:generator>LibreOffice/5.3.3.2$Linux_X86_64 LibreOffice_project/30m0$Build-2</meta:generator>
    <meta:document-statistic meta:object-count="82"/>
  </office:meta>
</office:document-meta>
</file>